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f4b7fe"/>
    </style:style>
    <style:style style:name="P4" style:family="paragraph" style:parent-style-name="Heading_20_2">
      <style:text-properties style:font-name="David CLM" officeooo:paragraph-rsid="06ff5336" style:font-name-complex="David CLM"/>
    </style:style>
    <style:style style:name="P5" style:family="paragraph" style:parent-style-name="Heading_20_2">
      <style:text-properties officeooo:paragraph-rsid="06853da4"/>
    </style:style>
    <style:style style:name="P6" style:family="paragraph" style:parent-style-name="Heading_20_2">
      <style:text-properties officeooo:paragraph-rsid="06ff5336"/>
    </style:style>
    <style:style style:name="P7" style:family="paragraph" style:parent-style-name="Heading_20_2">
      <style:text-properties officeooo:paragraph-rsid="06b30e6b"/>
    </style:style>
    <style:style style:name="P8" style:family="paragraph" style:parent-style-name="Standard">
      <style:text-properties style:font-name="David CLM" officeooo:rsid="06eaff85" officeooo:paragraph-rsid="06f4b7fe" style:font-name-complex="David CLM"/>
    </style:style>
    <style:style style:name="P9" style:family="paragraph" style:parent-style-name="Standard">
      <style:text-properties style:font-name="David CLM" officeooo:rsid="06eaff85" officeooo:paragraph-rsid="06ff5336" style:font-name-complex="David CLM"/>
    </style:style>
    <style:style style:name="P10" style:family="paragraph" style:parent-style-name="Standard">
      <style:text-properties style:font-name="David CLM" officeooo:paragraph-rsid="06e350b0" style:font-name-complex="David CLM"/>
    </style:style>
    <style:style style:name="P11" style:family="paragraph" style:parent-style-name="Standard">
      <style:text-properties style:font-name="David CLM" fo:language="en" fo:country="US" officeooo:rsid="06fdbfe6" officeooo:paragraph-rsid="06fb42e5" style:font-size-asian="10.5pt" style:font-name-complex="David CLM" style:font-weight-complex="normal"/>
    </style:style>
    <style:style style:name="P12" style:family="paragraph" style:parent-style-name="Standard">
      <style:text-properties style:font-name="David CLM" fo:language="en" fo:country="US" officeooo:rsid="06f4b7fe" officeooo:paragraph-rsid="06f4b7fe" style:font-name-complex="David CLM"/>
    </style:style>
    <style:style style:name="P13" style:family="paragraph" style:parent-style-name="Standard">
      <style:text-properties style:font-name="David CLM" fo:language="en" fo:country="US" officeooo:rsid="06fb42e5" officeooo:paragraph-rsid="06fb42e5" style:font-name-complex="David CLM"/>
    </style:style>
    <style:style style:name="P14" style:family="paragraph" style:parent-style-name="Standard">
      <style:text-properties style:font-name="David CLM" officeooo:rsid="070f5ecc" officeooo:paragraph-rsid="07135a92" style:font-size-asian="10.5pt" style:font-name-complex="David CLM" style:font-weight-complex="normal"/>
    </style:style>
    <style:style style:name="P15" style:family="paragraph" style:parent-style-name="Standard">
      <style:text-properties officeooo:paragraph-rsid="06fb42e5"/>
    </style:style>
    <style:style style:name="P16" style:family="paragraph" style:parent-style-name="Standard">
      <style:text-properties officeooo:paragraph-rsid="07038f35"/>
    </style:style>
    <style:style style:name="P17" style:family="paragraph" style:parent-style-name="Standard">
      <style:text-properties officeooo:paragraph-rsid="06ff5336"/>
    </style:style>
    <style:style style:name="P18" style:family="paragraph" style:parent-style-name="Standard">
      <style:text-properties officeooo:paragraph-rsid="07135a92"/>
    </style:style>
    <style:style style:name="P19" style:family="paragraph" style:parent-style-name="Standard">
      <style:text-properties officeooo:paragraph-rsid="06f045a7"/>
    </style:style>
    <style:style style:name="P20" style:family="paragraph" style:parent-style-name="Standard">
      <style:text-properties officeooo:rsid="071d5466" officeooo:paragraph-rsid="071d5466"/>
    </style:style>
    <style:style style:name="P21" style:family="paragraph" style:parent-style-name="Text_20_body">
      <style:paragraph-properties fo:line-height="100%"/>
      <style:text-properties style:font-name="David CLM" officeooo:rsid="04af6545" officeooo:paragraph-rsid="06674392" style:font-name-complex="David CLM"/>
    </style:style>
    <style:style style:name="P22" style:family="paragraph" style:parent-style-name="Text_20_body">
      <style:text-properties style:font-name="David CLM" officeooo:paragraph-rsid="06d96135" style:font-name-complex="David CLM"/>
    </style:style>
    <style:style style:name="P23" style:family="paragraph" style:parent-style-name="Text_20_body">
      <style:text-properties officeooo:rsid="0700a0f9" officeooo:paragraph-rsid="070161b8"/>
    </style:style>
    <style:style style:name="P24" style:family="paragraph" style:parent-style-name="Text_20_body">
      <style:paragraph-properties fo:text-align="start" style:justify-single-word="false" style:writing-mode="lr-tb"/>
      <style:text-properties style:font-name="David CLM" officeooo:rsid="06d96135" officeooo:paragraph-rsid="06d96135" style:font-name-complex="David CLM"/>
    </style:style>
    <style:style style:name="P25" style:family="paragraph" style:parent-style-name="Heading_20_1">
      <style:paragraph-properties fo:line-height="100%"/>
      <style:text-properties style:font-name="David CLM" officeooo:paragraph-rsid="04af6545" style:font-name-complex="David CLM"/>
    </style:style>
    <style:style style:name="P26" style:family="paragraph" style:parent-style-name="Standard">
      <style:text-properties officeooo:rsid="071d5466" officeooo:paragraph-rsid="071d5466"/>
    </style:style>
    <style:style style:name="P27" style:family="paragraph" style:parent-style-name="Standard">
      <style:text-properties officeooo:paragraph-rsid="06f045a7"/>
    </style:style>
    <style:style style:name="P28" style:family="paragraph" style:parent-style-name="Standard">
      <style:text-properties style:font-name="David CLM" officeooo:paragraph-rsid="06e350b0" style:font-name-complex="David CLM"/>
    </style:style>
    <style:style style:name="P29" style:family="paragraph" style:parent-style-name="Text_20_body">
      <style:text-properties officeooo:rsid="0700a0f9" officeooo:paragraph-rsid="072122b3"/>
    </style:style>
    <style:style style:name="P30" style:family="paragraph" style:parent-style-name="Text_20_body">
      <style:paragraph-properties fo:text-align="start" style:justify-single-word="false" style:writing-mode="lr-tb"/>
      <style:text-properties officeooo:rsid="0700a0f9" officeooo:paragraph-rsid="072122b3"/>
    </style:style>
    <style:style style:name="P31" style:family="paragraph" style:parent-style-name="Text_20_body">
      <style:paragraph-properties fo:text-align="start" style:justify-single-word="false" style:writing-mode="lr-tb"/>
      <style:text-properties officeooo:rsid="0720aebf" officeooo:paragraph-rsid="0720aebf"/>
    </style:style>
    <style:style style:name="P32" style:family="paragraph" style:parent-style-name="Text_20_body">
      <style:paragraph-properties fo:text-align="start" style:justify-single-word="false" style:writing-mode="lr-tb"/>
      <style:text-properties officeooo:rsid="072122b3" officeooo:paragraph-rsid="072122b3"/>
    </style:style>
    <style:style style:name="P33" style:family="paragraph" style:parent-style-name="Text_20_body">
      <style:paragraph-properties fo:text-align="end" style:justify-single-word="false" style:writing-mode="rl-tb"/>
      <style:text-properties officeooo:rsid="072122b3" officeooo:paragraph-rsid="072122b3"/>
    </style:style>
    <style:style style:name="P34" style:family="paragraph" style:parent-style-name="Text_20_body">
      <style:paragraph-properties fo:text-align="end" style:justify-single-word="false" style:writing-mode="rl-tb"/>
      <style:text-properties officeooo:paragraph-rsid="0720aebf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58fae3"/>
    </style:style>
    <style:style style:name="T4" style:family="text">
      <style:text-properties fo:color="#000000" loext:opacity="100%" fo:font-size="12pt" fo:font-style="normal" fo:font-weight="normal" officeooo:rsid="06b8fe2e" style:font-name-asian="Noto Sans CJK SC Regular" style:font-size-asian="12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000000" loext:opacity="100%" fo:font-size="12pt" fo:font-style="normal" fo:font-weight="normal" officeooo:rsid="06f21fac" style:font-name-asian="Noto Sans CJK SC Regular" style:font-size-asian="12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000000" loext:opacity="100%" style:font-name="David CLM" fo:font-size="12pt" fo:font-style="normal" fo:font-weight="normal" officeooo:rsid="06ff5336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7" style:family="text">
      <style:text-properties fo:color="#000000" loext:opacity="100%" style:font-name="David CLM" fo:font-size="12pt" fo:font-style="normal" fo:font-weight="normal" officeooo:rsid="06ca6841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8" style:family="text">
      <style:text-properties fo:color="#000000" loext:opacity="100%" style:font-name="David CLM" fo:font-size="12pt" fo:font-style="normal" fo:font-weight="normal" officeooo:rsid="06eaf03a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9" style:family="text">
      <style:text-properties fo:color="#000000" loext:opacity="100%" style:font-name="David CLM" fo:font-size="12pt" fo:font-style="normal" fo:font-weight="normal" officeooo:rsid="06eaff85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0" style:family="text">
      <style:text-properties fo:color="#000000" loext:opacity="100%" style:font-name="David CLM" fo:font-size="12pt" fo:font-style="normal" fo:font-weight="normal" officeooo:rsid="07135a92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1" style:family="text">
      <style:text-properties fo:color="#000000" loext:opacity="100%" style:font-name="David CLM" fo:font-size="12pt" fo:language="en" fo:country="US" fo:font-style="normal" fo:font-weight="normal" officeooo:rsid="06ff5336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2" style:family="text">
      <style:text-properties fo:color="#000000" loext:opacity="100%" style:font-name="David CLM" fo:font-size="12pt" fo:language="en" fo:country="US" fo:font-style="normal" fo:font-weight="normal" officeooo:rsid="06f4b7fe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3" style:family="text">
      <style:text-properties officeooo:rsid="04af6545"/>
    </style:style>
    <style:style style:name="T14" style:family="text">
      <style:text-properties officeooo:rsid="06d96135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6f4b7fe"/>
    </style:style>
    <style:style style:name="T17" style:family="text">
      <style:text-properties fo:language="en" fo:country="US" officeooo:rsid="06fb42e5"/>
    </style:style>
    <style:style style:name="T18" style:family="text">
      <style:text-properties fo:font-weight="bold" officeooo:rsid="06f4b7fe" style:font-weight-asian="bold" style:font-weight-complex="bold"/>
    </style:style>
    <style:style style:name="T19" style:family="text">
      <style:text-properties officeooo:rsid="06f4b7fe"/>
    </style:style>
    <style:style style:name="T20" style:family="text">
      <style:text-properties fo:font-size="21pt" fo:font-weight="bold" officeooo:rsid="06c4cd14" style:font-name-asian="Noto Sans CJK SC Regular" style:font-size-asian="18.2000007629395pt" style:font-weight-asian="bold" style:font-size-complex="21pt" style:font-weight-complex="bold"/>
    </style:style>
    <style:style style:name="T21" style:family="text">
      <style:text-properties officeooo:rsid="06ee30c7" style:font-size-asian="10.5pt" style:font-weight-complex="normal"/>
    </style:style>
    <style:style style:name="T22" style:family="text">
      <style:text-properties officeooo:rsid="06e350b0" style:font-size-asian="10.5pt" style:font-weight-complex="normal"/>
    </style:style>
    <style:style style:name="T23" style:family="text">
      <style:text-properties officeooo:rsid="06eff713" style:font-size-asian="10.5pt" style:font-weight-complex="normal"/>
    </style:style>
    <style:style style:name="T24" style:family="text">
      <style:text-properties officeooo:rsid="0721dfd3" style:font-size-asian="10.5pt" style:font-weight-complex="normal"/>
    </style:style>
    <style:style style:name="T25" style:family="text">
      <style:text-properties officeooo:rsid="06f71db4"/>
    </style:style>
    <style:style style:name="T26" style:family="text">
      <style:text-properties style:font-name="David CLM" style:font-name-complex="David CLM"/>
    </style:style>
    <style:style style:name="T27" style:family="text">
      <style:text-properties style:font-name="David CLM" officeooo:rsid="06eaff85" style:font-name-complex="David CLM"/>
    </style:style>
    <style:style style:name="T28" style:family="text">
      <style:text-properties style:font-name="David CLM" officeooo:rsid="05735d0c" style:font-name-complex="David CLM"/>
    </style:style>
    <style:style style:name="T29" style:family="text">
      <style:text-properties style:font-name="David CLM" officeooo:rsid="0608ccd7" style:font-name-complex="David CLM"/>
    </style:style>
    <style:style style:name="T30" style:family="text">
      <style:text-properties style:font-name="David CLM" officeooo:rsid="07135a92" style:font-name-complex="David CLM"/>
    </style:style>
    <style:style style:name="T31" style:family="text">
      <style:text-properties style:font-name="David CLM" fo:language="en" fo:country="US" officeooo:rsid="06f4b7fe" style:font-name-complex="David CLM"/>
    </style:style>
    <style:style style:name="T32" style:family="text">
      <style:text-properties style:font-name="David CLM" fo:language="en" fo:country="US" officeooo:rsid="06f9931c" style:font-name-complex="David CLM"/>
    </style:style>
    <style:style style:name="T33" style:family="text">
      <style:text-properties style:font-name="David CLM" fo:language="en" fo:country="US" officeooo:rsid="06fb42e5" style:font-name-complex="David CLM"/>
    </style:style>
    <style:style style:name="T34" style:family="text">
      <style:text-properties style:font-name="David CLM" fo:language="en" fo:country="US" officeooo:rsid="06fca7ff" style:font-name-complex="David CLM"/>
    </style:style>
    <style:style style:name="T35" style:family="text">
      <style:text-properties style:font-name="David CLM" fo:language="en" fo:country="US" officeooo:rsid="06fdbfe6" style:font-name-complex="David CLM"/>
    </style:style>
    <style:style style:name="T36" style:family="text">
      <style:text-properties style:font-name="David CLM" fo:language="en" fo:country="US" officeooo:rsid="07038f35" style:font-name-complex="David CLM"/>
    </style:style>
    <style:style style:name="T37" style:family="text">
      <style:text-properties style:font-name="David CLM" fo:language="en" fo:country="US" officeooo:rsid="070823ae" style:font-name-complex="David CLM"/>
    </style:style>
    <style:style style:name="T38" style:family="text">
      <style:text-properties style:font-name="David CLM" fo:language="en" fo:country="US" officeooo:rsid="0709fe42" style:font-name-complex="David CLM"/>
    </style:style>
    <style:style style:name="T39" style:family="text">
      <style:text-properties style:font-name="David CLM" fo:language="en" fo:country="US" officeooo:rsid="070a88b6" style:font-name-complex="David CLM"/>
    </style:style>
    <style:style style:name="T40" style:family="text">
      <style:text-properties style:font-name="David CLM" fo:language="en" fo:country="US" officeooo:rsid="070b97e2" style:font-name-complex="David CLM"/>
    </style:style>
    <style:style style:name="T41" style:family="text">
      <style:text-properties style:font-name="David CLM" fo:language="en" fo:country="US" officeooo:rsid="0720537a" style:font-name-complex="David CLM"/>
    </style:style>
    <style:style style:name="T42" style:family="text">
      <style:text-properties style:font-name="David CLM" fo:language="en" fo:country="US" officeooo:rsid="06fb42e5" style:font-size-asian="10.5pt" style:font-name-complex="David CLM" style:font-weight-complex="normal"/>
    </style:style>
    <style:style style:name="T43" style:family="text">
      <style:text-properties style:font-name="David CLM" fo:language="en" fo:country="US" officeooo:rsid="06fdbfe6" style:font-size-asian="10.5pt" style:font-name-complex="David CLM" style:font-weight-complex="normal"/>
    </style:style>
    <style:style style:name="T44" style:family="text">
      <style:text-properties style:font-name="David CLM" fo:language="en" fo:country="US" officeooo:rsid="07038f35" style:font-size-asian="10.5pt" style:font-name-complex="David CLM" style:font-weight-complex="normal"/>
    </style:style>
    <style:style style:name="T45" style:family="text">
      <style:text-properties style:font-name="David CLM" fo:language="en" fo:country="US" officeooo:rsid="070823ae" style:font-size-asian="10.5pt" style:font-name-complex="David CLM" style:font-weight-complex="normal"/>
    </style:style>
    <style:style style:name="T46" style:family="text">
      <style:text-properties style:font-name="David CLM" fo:language="en" fo:country="US" officeooo:rsid="070b97e2" style:font-size-asian="10.5pt" style:font-name-complex="David CLM" style:font-weight-complex="normal"/>
    </style:style>
    <style:style style:name="T47" style:family="text">
      <style:text-properties style:font-name="David CLM" fo:language="en" fo:country="US" officeooo:rsid="070f5820" style:font-size-asian="10.5pt" style:font-name-complex="David CLM" style:font-weight-complex="normal"/>
    </style:style>
    <style:style style:name="T48" style:family="text">
      <style:text-properties style:font-name="David CLM" fo:language="en" fo:country="US" officeooo:rsid="0695d5d1" style:font-size-asian="10.5pt" style:font-name-complex="David CLM" style:font-weight-complex="normal"/>
    </style:style>
    <style:style style:name="T49" style:family="text">
      <style:text-properties style:font-name="David CLM" fo:language="en" fo:country="US" officeooo:rsid="06f66595" style:font-size-asian="10.5pt" style:font-name-complex="David CLM" style:font-weight-complex="normal"/>
    </style:style>
    <style:style style:name="T50" style:family="text">
      <style:text-properties style:font-name="David CLM" fo:language="en" fo:country="US" officeooo:rsid="06f045a7" style:font-size-asian="10.5pt" style:font-name-complex="David CLM" style:font-weight-complex="normal"/>
    </style:style>
    <style:style style:name="T51" style:family="text">
      <style:text-properties style:font-name="David CLM" fo:language="en" fo:country="US" fo:font-weight="bold" officeooo:rsid="071a436b" style:font-size-asian="10.5pt" style:font-weight-asian="bold" style:font-name-complex="David CLM" style:font-weight-complex="bold"/>
    </style:style>
    <style:style style:name="T52" style:family="text">
      <style:text-properties style:font-name="David CLM" fo:language="en" fo:country="US" fo:font-weight="bold" officeooo:rsid="06f045a7" style:font-size-asian="10.5pt" style:font-weight-asian="bold" style:font-name-complex="David CLM" style:font-weight-complex="bold"/>
    </style:style>
    <style:style style:name="T53" style:family="text">
      <style:text-properties style:font-name="David CLM" style:font-size-asian="10.5pt" style:font-name-complex="David CLM" style:font-weight-complex="normal"/>
    </style:style>
    <style:style style:name="T54" style:family="text">
      <style:text-properties style:font-name="David CLM" officeooo:rsid="06f21fac" style:font-size-asian="10.5pt" style:font-name-complex="David CLM" style:font-weight-complex="normal"/>
    </style:style>
    <style:style style:name="T55" style:family="text">
      <style:text-properties style:font-name="David CLM" officeooo:rsid="070f5ecc" style:font-size-asian="10.5pt" style:font-name-complex="David CLM" style:font-weight-complex="normal"/>
    </style:style>
    <style:style style:name="T56" style:family="text">
      <style:text-properties style:font-name="David CLM" officeooo:rsid="07135a92" style:font-size-asian="10.5pt" style:font-name-complex="David CLM" style:font-weight-complex="normal"/>
    </style:style>
    <style:style style:name="T57" style:family="text">
      <style:text-properties style:font-name="David CLM" officeooo:rsid="07149425" style:font-size-asian="10.5pt" style:font-name-complex="David CLM" style:font-weight-complex="normal"/>
    </style:style>
    <style:style style:name="T58" style:family="text">
      <style:text-properties style:font-name="David CLM" officeooo:rsid="0714f4d8" style:font-size-asian="10.5pt" style:font-name-complex="David CLM" style:font-weight-complex="normal"/>
    </style:style>
    <style:style style:name="T59" style:family="text">
      <style:text-properties style:font-name="David CLM" officeooo:rsid="0717863b" style:font-size-asian="10.5pt" style:font-name-complex="David CLM" style:font-weight-complex="normal"/>
    </style:style>
    <style:style style:name="T60" style:family="text">
      <style:text-properties style:font-name="David CLM" officeooo:rsid="06e30a42" style:font-size-asian="10.5pt" style:font-name-complex="David CLM" style:font-weight-complex="normal"/>
    </style:style>
    <style:style style:name="T61" style:family="text">
      <style:text-properties style:font-name="David CLM" officeooo:rsid="068311cf" style:font-size-asian="10.5pt" style:font-name-complex="David CLM" style:font-weight-complex="normal"/>
    </style:style>
    <style:style style:name="T62" style:family="text">
      <style:text-properties style:font-name="David CLM" officeooo:rsid="06f045a7" style:font-size-asian="10.5pt" style:font-name-complex="David CLM" style:font-weight-complex="normal"/>
    </style:style>
    <style:style style:name="T63" style:family="text">
      <style:text-properties style:font-name="David CLM" officeooo:rsid="0721dfd3" style:font-size-asian="10.5pt" style:font-name-complex="David CLM" style:font-weight-complex="normal"/>
    </style:style>
    <style:style style:name="T64" style:family="text">
      <style:text-properties style:font-name="David CLM" fo:font-weight="bold" style:font-size-asian="10.5pt" style:font-weight-asian="bold" style:font-name-complex="David CLM" style:font-weight-complex="bold"/>
    </style:style>
    <style:style style:name="T65" style:family="text">
      <style:text-properties style:font-name="David CLM" fo:font-weight="bold" officeooo:rsid="06e350b0" style:font-size-asian="10.5pt" style:font-weight-asian="bold" style:font-name-complex="David CLM" style:font-weight-complex="bold"/>
    </style:style>
    <style:style style:name="T66" style:family="text">
      <style:text-properties style:font-name="David CLM" fo:font-weight="bold" officeooo:rsid="06f045a7" style:font-size-asian="10.5pt" style:font-weight-asian="bold" style:font-name-complex="David CLM" style:font-weight-complex="bold"/>
    </style:style>
    <style:style style:name="T67" style:family="text">
      <style:text-properties style:font-name="David CLM" fo:font-weight="bold" officeooo:rsid="068311cf" style:font-size-asian="10.5pt" style:font-weight-asian="bold" style:font-name-complex="David CLM" style:font-weight-complex="bold"/>
    </style:style>
    <style:style style:name="T68" style:family="text">
      <style:text-properties officeooo:rsid="070161b8"/>
    </style:style>
    <style:style style:name="T69" style:family="text">
      <style:text-properties officeooo:rsid="0715b753"/>
    </style:style>
    <style:style style:name="T70" style:family="text">
      <style:text-properties officeooo:rsid="071f260b"/>
    </style:style>
    <style:style style:name="T71" style:family="text">
      <style:text-properties fo:language="en" fo:country="US"/>
    </style:style>
    <style:style style:name="T72" style:family="text">
      <style:text-properties fo:language="en" fo:country="US" officeooo:rsid="0720679f"/>
    </style:style>
    <style:style style:name="T73" style:family="text">
      <style:text-properties fo:language="en" fo:country="US" officeooo:rsid="0720aebf"/>
    </style:style>
    <style:style style:name="T74" style:family="text">
      <style:text-properties fo:language="en" fo:country="US" officeooo:rsid="07218efb"/>
    </style:style>
    <style:style style:name="T75" style:family="text">
      <style:text-properties officeooo:rsid="072122b3"/>
    </style:style>
    <style:style style:name="T76" style:family="text">
      <style:text-properties style:font-name="Monospace" fo:language="en" fo:country="US" style:font-size-asian="10.5pt" style:font-name-complex="David CLM1" style:font-weight-complex="normal"/>
    </style:style>
    <style:style style:name="T77" style:family="text">
      <style:text-properties style:font-name="Monospace" fo:language="en" fo:country="US" officeooo:rsid="072122b3" style:font-size-asian="10.5pt" style:font-name-complex="David CLM1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<text:span text:style-name="T1">מטלה</text:span><text:span text:style-name="T13"> –</text:span><text:span text:style-name="T2"> חלוק</text:span><text:span text:style-name="T20">ה מיטבית של</text:span><text:span text:style-name="T2"> חפצים בדידים</text:span></text:h>
      <text:p text:style-name="P21">יש לענות על שאלה אחת לבחירתכם. <text:s/><text:span text:style-name="T3">שאלות המסומנות בכוכבית (*) מזכות בניקוד כפול.</text:span></text:p>
      <text:p text:style-name="P3"><text:span text:style-name="T48">שאלה </text:span><text:span text:style-name="T11">1</text:span><text:span text:style-name="T48">: </text:span><text:span text:style-name="T49">חיפוש במרחב המצבים - </text:span><text:span text:style-name="T12">כללי גיזום משופרים</text:span></text:p>
      <text:p text:style-name="P8">א. <text:span text:style-name="T19">נתונה בעיית חלוקה אגליטרית של חפצים בין ארבעה שחקנים עם הערכות </text:span><text:span text:style-name="T18">זהות</text:span><text:span text:style-name="T19">. הציעו כלל גיזום </text:span><text:span text:style-name="T25">משופר,</text:span><text:span text:style-name="T19"> שיכול להקטין את מספר המצבים </text:span><text:span text:style-name="T70">בערך</text:span><text:span text:style-name="T19"> פי </text:span><text:span text:style-name="T16">24. </text:span><text:span text:style-name="T17">הוכיחו שהכלל נכון.</text:span></text:p>
      <text:p text:style-name="P12"/>
      <text:p text:style-name="P15"><text:span text:style-name="T31">ב. </text:span><text:span text:style-name="T32">בהרצאה </text:span><text:span text:style-name="T42">הראינו </text:span><text:span text:style-name="T32">חסם אופטימי, הנותן את כל החפצים שנשארו לכל השחקנים יחד. </text:span><text:span text:style-name="T33">נניח </text:span><text:span text:style-name="T41">שלכל השחקנים הערכות זהות, ו</text:span><text:span text:style-name="T33">סכום ערכי כל </text:span><text:span text:style-name="T42">החפצים </text:span><text:span text:style-name="T33">הוא V. אז במצב ההתחלתי, החסם שהראינו נותן ערך אופטימי V. הוכיחו שבמצב ההתחלתי ישנו חסם אופטימי </text:span><text:span text:style-name="T43">משופר</text:span><text:span text:style-name="T33">, שערכו V/n </text:span><text:span text:style-name="T39">(</text:span><text:span text:style-name="T40">אם </text:span><text:span text:style-name="T47">לא ברור לכם</text:span><text:span text:style-name="T40"> מה צריך להוכיח, </text:span><text:span text:style-name="T46">קראו שוב את </text:span><text:span text:style-name="T39">ההגדרה של חסם אופטימי).</text:span></text:p>
      <text:p text:style-name="P13"/>
      <text:p text:style-name="P16"><text:span text:style-name="T33">* ג. </text:span><text:span text:style-name="T44">הסבירו איך אפשר לחשב </text:span><text:span text:style-name="T33">את החסם האופטימי </text:span><text:span text:style-name="T35">המשופר </text:span><text:span text:style-name="T33">של סעיף ב </text:span><text:span text:style-name="T45">למצב כלשהו (ל</text:span><text:span text:style-name="T33">א רק למצב ההתחלתי</text:span><text:span text:style-name="T37">)</text:span><text:span text:style-name="T33">.</text:span><text:span text:style-name="T36"> </text:span><text:span text:style-name="T34">הוכיחו </text:span><text:span text:style-name="T37">שהאלגוריתם שכתבתם </text:span><text:span text:style-name="T34">אכן נותן </text:span><text:span text:style-name="T37">תמיד </text:span><text:span text:style-name="T34">חסם אופטימ</text:span><text:span text:style-name="T38">י, ושהחסם הזה אכן טוב יותר מהחסם המקורי.</text:span></text:p>
      <text:p text:style-name="P11"/>
      <text:p text:style-name="P5"><text:span text:style-name="T26">שאלה </text:span><text:span text:style-name="T6">2</text:span><text:span text:style-name="T26">: </text:span><text:span text:style-name="T7">חיפוש במרחב המצבים - </text:span><text:span text:style-name="T8">תיכנות</text:span></text:p>
      <text:p text:style-name="P29">א. כתבו תוכנית בפייתון, המבצעת חיפוש במרחב המצבים לבעיית חלוקת חפצים <text:span text:style-name="T69">אגליטרית</text:span> בין שני שחקנים עם הערכות זהות. <text:span text:style-name="T75"> הפונקציה מקבלת את רשימת הערכים של החפצים, ומחזירה חלוקה אגליטרית. לדוגמה:</text:span></text:p>
      <text:p text:style-name="P30"><text:span text:style-name="T77">&gt;&gt;&gt; find_egalitarian_allocation([4, 5, 6, 7 ,8])</text:span></text:p>
      <text:p text:style-name="P32"><text:span text:style-name="T76">[[4, 5, 6], [7, 8]]</text:span></text:p>
      <text:p text:style-name="P33"><text:span text:style-name="T76">(הערך המינימלי הוא 15, וזה הערך המינימלי הגדול ביותר שאפשר להשיג בחלוקה כלשהי).</text:span></text:p>
      <text:p text:style-name="P29">ניתן לבצע את החיפוש בסדר <text:span text:style-name="T15">BFS או DFS לבחירתכם. הסבירו מה בדיוק עשיתם</text:span><text:span text:style-name="T73">, </text:span><text:span text:style-name="T74">וצרפו דוגמאות הרצה.</text:span></text:p>
      <text:p text:style-name="P23">* ב. <text:span text:style-name="T68">ממשו כלל גיזום אחד כלשהו לבחירתכם. </text:span>בדקו את מספר המצבים שהתוכנית שלכם מחשבת, <text:span text:style-name="T68">עם ובלי הגיזום.</text:span></text:p>
      <text:p text:style-name="P7"><text:span text:style-name="T26">* שאלה </text:span><text:span text:style-name="T6">3</text:span><text:span text:style-name="T26">: </text:span><text:span text:style-name="T54">אלגוריתם הרשימה – יחס קירוב מדוייק יותר</text:span></text:p>
      <text:p text:style-name="P22"><text:span text:style-name="T14">הוכיחו: יחס הקירוב של אלגוריתם הרשימה בחלוק</text:span><text:span text:style-name="T21">ת מטלות</text:span><text:span text:style-name="T14"> ל-n שחקנים הוא לכל היותר:</text:span></text:p>
      <text:p text:style-name="P24">2 – 1/n</text:p>
      <text:p text:style-name="P6"><text:span text:style-name="T28">שאלה </text:span><text:span text:style-name="T6">4</text:span><text:span text:style-name="T29">: </text:span><text:span text:style-name="T9">האלגוריתם החמדני – </text:span><text:span text:style-name="T10">יחס קירוב על קלט אקראי</text:span></text:p>
      <text:p text:style-name="P9">לצורך השאלה, השיגו מימוש של האלגוריתם החמדני מהאינטרנט, או תכנתו אותו בעצמכם – זה קל.</text:p>
      <text:p text:style-name="P17"/>
      <text:p text:style-name="P18"><text:span text:style-name="T30">א. </text:span><text:span text:style-name="T27">הריצו את האלגוריתם על בעיות אקראיות של חלוקת </text:span><text:span text:style-name="T55">מטלות </text:span><text:span text:style-name="T59">אגליטרית</text:span><text:span text:style-name="T55">, </text:span><text:span text:style-name="T56">עם מספר חפצים שונה ומספר שחקנים שונה. חשבו </text:span><text:span text:style-name="T57">בכל הרצה </text:span><text:span text:style-name="T56">את יחס הקירוב של האלגוריתם החמדני.</text:span></text:p>
      <text:p text:style-name="P14"/>
      <text:p text:style-name="P18"><text:soft-page-break/><text:span text:style-name="T55">ב. </text:span><text:span text:style-name="T57">ציירו גרף של יחס הקירוב כפונקציה של מספר החפצים, </text:span><text:span text:style-name="T58">עבור 2, 3, 4 שחקנים. נסו להתאים פונקציה לגרף – מהי הפונקציה הקרובה ביותר שקיבלתם?</text:span></text:p>
      <text:p text:style-name="P4">* שאלה <text:span text:style-name="T4">5: </text:span><text:span text:style-name="T5">האלגוריתם החמדני – יחס קירוב הדוק</text:span></text:p>
      <text:p text:style-name="P20"><text:span text:style-name="T63">בסיכום </text:span><text:span text:style-name="T53">הוכחנו, שלכל n, </text:span><text:span text:style-name="T64">ולכל </text:span><text:span text:style-name="T53">בעיית </text:span><text:span text:style-name="T61">חלוקת מטלות עם n שחקנים, </text:span><text:span text:style-name="T53">יחס הקירוב של האלגוריתם החמדני הוא </text:span><text:span text:style-name="T64">לכל היותר </text:span><text:span text:style-name="T51">(4n-1) חלקי (3n)</text:span><text:span text:style-name="T52">.</text:span></text:p>
      <text:p text:style-name="P20"><text:span text:style-name="T52"/></text:p>
      <text:p text:style-name="P19"><text:span text:style-name="T63">הראו</text:span><text:span text:style-name="T60">, שלכל n, </text:span><text:span text:style-name="T65">קיימת</text:span><text:span text:style-name="T67"> </text:span><text:span text:style-name="T61">בעיית חלוקת מטלות עם n שחקנים, שבה </text:span><text:span text:style-name="T62">יחס הקירוב של האלגוריתם החמדני הוא </text:span><text:span text:style-name="T66">בדיוק</text:span><text:span text:style-name="T62"> </text:span><text:span text:style-name="T51">(4n-1) חלקי (3n)</text:span><text:span text:style-name="T50">.</text:span></text:p>
      <text:p text:style-name="P19"><text:span text:style-name="T50"/></text:p>
      <text:p text:style-name="P10"><text:span text:style-name="T24">ב</text:span><text:span text:style-name="T23">הרצאה </text:span><text:span text:style-name="T24">ראינו דוגמה ה</text:span><text:span text:style-name="T23">מתאימה ל- </text:span><text:span text:style-name="T22">n=4; <text:s/>נסו להכליל את הדוגמה לכל n.</text:span></text:p>
      <text:p text:style-name="P10"><text:span text:style-name="T2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0.2071in" fo:text-indent="0in" style:auto-text-indent="false"/>
    </style:style>
    <style:style style:name="בולט" style:family="paragraph" style:parent-style-name="List_20_Paragraph" style:default-outline-level="">
      <style:paragraph-properties fo:line-height="0.2154in"/>
    </style:style>
    <style:style style:name="חצי_20_שורה" style:display-name="חצי שורה" style:family="paragraph" style:parent-style-name="Standard" style:default-outline-level="">
      <style:paragraph-properties fo:line-height="0.0972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style:style style:name="Character_5f_20_5f_style" style:display-name="Character_20_style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2-11-23T15:22:06.646000000</dc:date>
    <meta:editing-duration>P12DT5H46M34S</meta:editing-duration>
    <meta:editing-cycles>1640</meta:editing-cycles>
    <meta:document-statistic meta:table-count="0" meta:image-count="0" meta:object-count="0" meta:page-count="2" meta:paragraph-count="26" meta:word-count="408" meta:character-count="2257" meta:non-whitespace-character-count="1865"/>
  </office:meta>
</office:document-meta>
</file>